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9375in" table:align="left"/>
    </style:style>
    <style:style style:name="Table1.A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0.9972in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9972in" table:align="left"/>
    </style:style>
    <style:style style:name="Table3.A" style:family="table-column">
      <style:table-column-properties style:column-width="0.3722in"/>
    </style:style>
    <style:style style:name="Table3.B" style:family="table-column">
      <style:table-column-properties style:column-width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3bc993" officeooo:paragraph-rsid="003bc993"/>
    </style:style>
    <style:style style:name="P2" style:family="paragraph" style:parent-style-name="Table_20_Contents">
      <style:paragraph-properties fo:text-align="center" style:justify-single-word="false"/>
      <style:text-properties officeooo:rsid="003bc993" officeooo:paragraph-rsid="003bc993"/>
    </style:style>
    <style:style style:name="P3" style:family="paragraph" style:parent-style-name="Standard">
      <style:text-properties officeooo:rsid="0010f75c" officeooo:paragraph-rsid="0010f75c"/>
    </style:style>
    <style:style style:name="P4" style:family="paragraph" style:parent-style-name="Standard">
      <style:text-properties officeooo:rsid="0012a902" officeooo:paragraph-rsid="0012a902"/>
    </style:style>
    <style:style style:name="P5" style:family="paragraph" style:parent-style-name="Standard">
      <style:text-properties officeooo:rsid="0012a902" officeooo:paragraph-rsid="00164161"/>
    </style:style>
    <style:style style:name="P6" style:family="paragraph" style:parent-style-name="Standard">
      <style:text-properties officeooo:rsid="0012a902" officeooo:paragraph-rsid="0017aa5c"/>
    </style:style>
    <style:style style:name="P7" style:family="paragraph" style:parent-style-name="Standard">
      <style:text-properties officeooo:rsid="00149e05" officeooo:paragraph-rsid="00149e05"/>
    </style:style>
    <style:style style:name="P8" style:family="paragraph" style:parent-style-name="Standard">
      <style:text-properties officeooo:rsid="0019c1c3" officeooo:paragraph-rsid="0019c1c3"/>
    </style:style>
    <style:style style:name="P9" style:family="paragraph" style:parent-style-name="Standard">
      <style:text-properties officeooo:rsid="001b7e65" officeooo:paragraph-rsid="001b7e65"/>
    </style:style>
    <style:style style:name="P10" style:family="paragraph" style:parent-style-name="Standard">
      <style:text-properties officeooo:rsid="001cab78" officeooo:paragraph-rsid="001cab78"/>
    </style:style>
    <style:style style:name="P11" style:family="paragraph" style:parent-style-name="Standard">
      <style:text-properties officeooo:rsid="001cab78" officeooo:paragraph-rsid="002d9e38"/>
    </style:style>
    <style:style style:name="P12" style:family="paragraph" style:parent-style-name="Standard">
      <style:text-properties officeooo:rsid="002a64a9" officeooo:paragraph-rsid="002a64a9"/>
    </style:style>
    <style:style style:name="P13" style:family="paragraph" style:parent-style-name="Standard">
      <style:text-properties officeooo:rsid="002b98a7" officeooo:paragraph-rsid="002b98a7"/>
    </style:style>
    <style:style style:name="P14" style:family="paragraph" style:parent-style-name="Standard">
      <style:text-properties officeooo:rsid="002c6bb0" officeooo:paragraph-rsid="002c6bb0"/>
    </style:style>
    <style:style style:name="P15" style:family="paragraph" style:parent-style-name="Standard">
      <style:text-properties officeooo:rsid="002d9e38" officeooo:paragraph-rsid="002d9e38"/>
    </style:style>
    <style:style style:name="P16" style:family="paragraph" style:parent-style-name="Standard">
      <style:text-properties fo:font-weight="bold" officeooo:rsid="002d9e38" officeooo:paragraph-rsid="002d9e38" style:font-weight-asian="bold" style:font-weight-complex="bold"/>
    </style:style>
    <style:style style:name="P17" style:family="paragraph" style:parent-style-name="Standard">
      <style:text-properties officeooo:rsid="002fe2ea" officeooo:paragraph-rsid="002fe2ea"/>
    </style:style>
    <style:style style:name="P18" style:family="paragraph" style:parent-style-name="Standard">
      <style:text-properties officeooo:rsid="002fe2ea" officeooo:paragraph-rsid="00343ddf"/>
    </style:style>
    <style:style style:name="P19" style:family="paragraph" style:parent-style-name="Standard">
      <style:text-properties officeooo:rsid="00343ddf" officeooo:paragraph-rsid="00343ddf"/>
    </style:style>
    <style:style style:name="P20" style:family="paragraph" style:parent-style-name="Standard">
      <style:text-properties officeooo:rsid="0036d1f9" officeooo:paragraph-rsid="0036d1f9"/>
    </style:style>
    <style:style style:name="P21" style:family="paragraph" style:parent-style-name="Standard">
      <style:text-properties officeooo:rsid="003a59f2" officeooo:paragraph-rsid="003a59f2"/>
    </style:style>
    <style:style style:name="P22" style:family="paragraph" style:parent-style-name="Standard">
      <style:text-properties officeooo:rsid="003a7fc1" officeooo:paragraph-rsid="003a7fc1"/>
    </style:style>
    <style:style style:name="P23" style:family="paragraph" style:parent-style-name="Standard">
      <style:text-properties officeooo:rsid="003bc993" officeooo:paragraph-rsid="003bc993"/>
    </style:style>
    <style:style style:name="P24" style:family="paragraph" style:parent-style-name="Standard">
      <style:text-properties officeooo:rsid="003cb285" officeooo:paragraph-rsid="003cb285"/>
    </style:style>
    <style:style style:name="P25" style:family="paragraph" style:parent-style-name="Standard">
      <style:text-properties officeooo:rsid="003ed6dc" officeooo:paragraph-rsid="003ed6dc"/>
    </style:style>
    <style:style style:name="P26" style:family="paragraph" style:parent-style-name="Standard">
      <style:text-properties officeooo:rsid="003fa2c7" officeooo:paragraph-rsid="003ed6dc"/>
    </style:style>
    <style:style style:name="P27" style:family="paragraph" style:parent-style-name="Standard">
      <style:text-properties officeooo:rsid="00489fe0" officeooo:paragraph-rsid="00489fe0"/>
    </style:style>
    <style:style style:name="P28" style:family="paragraph" style:parent-style-name="Standard">
      <style:text-properties officeooo:rsid="004d5b7c" officeooo:paragraph-rsid="005563e6"/>
    </style:style>
    <style:style style:name="T1" style:family="text">
      <style:text-properties officeooo:rsid="0013ff26"/>
    </style:style>
    <style:style style:name="T2" style:family="text">
      <style:text-properties officeooo:rsid="00164161"/>
    </style:style>
    <style:style style:name="T3" style:family="text">
      <style:text-properties officeooo:rsid="001b7e65"/>
    </style:style>
    <style:style style:name="T4" style:family="text">
      <style:text-properties officeooo:rsid="002b98a7"/>
    </style:style>
    <style:style style:name="T5" style:family="text">
      <style:text-properties officeooo:rsid="002d9e3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fa5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dfa53" style:font-weight-asian="normal" style:font-weight-complex="normal"/>
    </style:style>
    <style:style style:name="T10" style:family="text">
      <style:text-properties fo:font-weight="normal" officeooo:rsid="002fe2ea" style:font-weight-asian="normal" style:font-weight-complex="normal"/>
    </style:style>
    <style:style style:name="T11" style:family="text">
      <style:text-properties fo:font-weight="normal" officeooo:rsid="00318c3e" style:font-weight-asian="normal" style:font-weight-complex="normal"/>
    </style:style>
    <style:style style:name="T12" style:family="text">
      <style:text-properties fo:font-weight="normal" officeooo:rsid="0031c39d" style:font-weight-asian="normal" style:font-weight-complex="normal"/>
    </style:style>
    <style:style style:name="T13" style:family="text">
      <style:text-properties fo:font-weight="normal" officeooo:rsid="00343ddf" style:font-weight-asian="normal" style:font-weight-complex="normal"/>
    </style:style>
    <style:style style:name="T14" style:family="text">
      <style:text-properties fo:font-weight="normal" officeooo:rsid="0035308f" style:font-weight-asian="normal" style:font-weight-complex="normal"/>
    </style:style>
    <style:style style:name="T15" style:family="text">
      <style:text-properties fo:font-weight="normal" officeooo:rsid="0038dd8a" style:font-weight-asian="normal" style:font-weight-complex="normal"/>
    </style:style>
    <style:style style:name="T16" style:family="text">
      <style:text-properties fo:font-weight="normal" officeooo:rsid="003bc993" style:font-weight-asian="normal" style:font-weight-complex="normal"/>
    </style:style>
    <style:style style:name="T17" style:family="text">
      <style:text-properties officeooo:rsid="002dfa53"/>
    </style:style>
    <style:style style:name="T18" style:family="text">
      <style:text-properties officeooo:rsid="002fe2ea"/>
    </style:style>
    <style:style style:name="T19" style:family="text">
      <style:text-properties officeooo:rsid="003d6215"/>
    </style:style>
    <style:style style:name="T20" style:family="text">
      <style:text-properties officeooo:rsid="003fa2c7"/>
    </style:style>
    <style:style style:name="T21" style:family="text">
      <style:text-properties officeooo:rsid="004c8e8e"/>
    </style:style>
    <style:style style:name="T22" style:family="text">
      <style:text-properties officeooo:rsid="004d8d67"/>
    </style:style>
    <style:style style:name="T23" style:family="text">
      <style:text-properties officeooo:rsid="005563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cchina astratta C</text:p>
      <text:p text:style-name="P3"/>
      <text:p text:style-name="P4">[<text:tab/><text:tab/>] N: intero</text:p>
      <text:p text:style-name="P4">[<text:tab/><text:tab/>] x: numero razionale in virgola mobile a doppia precisione</text:p>
      <text:p text:style-name="P4"><text:s text:c="7"/>RAM</text:p>
      <text:p text:style-name="P4"/>
      <text:p text:style-name="P5"><text:span text:style-name="T2">Astrazioni</text:span> rispetto a von Neumann</text:p>
      <text:p text:style-name="P5"/>
      <text:p text:style-name="P6">Ogni contenitore non è indicato da un indirizzo numerico, ma da un nome (N, x, ...<text:span text:style-name="T1">, numeroDaCercare</text:span>)</text:p>
      <text:p text:style-name="P5"><text:span text:style-name="T2">L</text:span>a RAM è supposta infinita</text:p>
      <text:p text:style-name="P7">Il contenitore di un carattere occupa un byte, un intero 4 byte, un float 8 byte. In von Neumann la dimensione dei contenitori è sempre la stessa (= ?)</text:p>
      <text:p text:style-name="P7">In C la memoria contiene solo i contenitori, per von Neumann anche il programma stesso.</text:p>
      <text:p text:style-name="P7">La CPU in C è un sistema che esegue le istruzioni del programma. No ALU, ecc...</text:p>
      <text:p text:style-name="P7">L'I/O è lo stesso.</text:p>
      <text:p text:style-name="P7"/>
      <text:p text:style-name="P8">La struttura di un programma C ha tre parti principali:</text:p>
      <text:p text:style-name="P8"/>
      <text:p text:style-name="P8">main()<text:span text:style-name="T3"><text:tab/><text:tab/>intestazione</text:span></text:p>
      <text:p text:style-name="P9">{</text:p>
      <text:p text:style-name="P11">dichiarazioni</text:p>
      <text:p text:style-name="P11"><text:span text:style-name="T5"><text:tab/><text:tab/></text:span>corpo del programma</text:p>
      <text:p text:style-name="P10">istruzioni</text:p>
      <text:p text:style-name="P9">}</text:p>
      <text:p text:style-name="P9"/>
      <text:p text:style-name="P12">Le dichiarazioni sono delle frasi terminate da un ; che dicono di che tipo è ogni contenitore coinvolt<text:span text:style-name="T4">o.</text:span></text:p>
      <text:p text:style-name="P12"/>
      <text:p text:style-name="P13">Tipi di dati: char --&gt; carattere, int --&gt; intero relativo, unsigned int --&gt; numero naturale compreso lo 0</text:p>
      <text:p text:style-name="P14">float --&gt; numero reale in virgola mobile, double --&gt; numero reale in virgola mobile a doppia precisione</text:p>
      <text:p text:style-name="P14"/>
      <text:p text:style-name="P15"><text:span text:style-name="T6">int</text:span> N;</text:p>
      <text:p text:style-name="P16">char<text:span text:style-name="T8"> alpha;</text:span></text:p>
      <text:p text:style-name="P16">float<text:span text:style-name="T8"> x;</text:span></text:p>
      <text:p text:style-name="P15"/>
      <text:p text:style-name="P15">In C maiuscolo e minuscolo sono diversi.</text:p>
      <text:p text:style-name="P15"/>
      <text:p text:style-name="P15">In C ci sono due tipi di contenitori: le variabili (vedi sopra)<text:span text:style-name="T18"> e </text:span>le costanti<text:span text:style-name="T17"> (</text:span><text:span text:style-name="T7">const float</text:span><text:span text:style-name="T9"> pi = 3.14159;)</text:span><text:span text:style-name="T10">.</text:span></text:p>
      <text:p text:style-name="P15"><text:span text:style-name="T10"/></text:p>
      <text:p text:style-name="P17"><text:span text:style-name="T8">Espressioni</text:span></text:p>
      <text:p text:style-name="P17"><text:span text:style-name="T8"/></text:p>
      <text:p text:style-name="P17"><text:span text:style-name="T8">&lt;espressione&gt; := &lt;valore&gt; oppure &lt;</text:span><text:span text:style-name="T11">nome (</text:span><text:span text:style-name="T8">valore</text:span><text:span text:style-name="T11">)</text:span><text:span text:style-name="T8"> di una variabile&gt; oppure &lt;</text:span><text:span text:style-name="T11">nome</text:span><text:span text:style-name="T8"> di una costante&gt;</text:span><text:span text:style-name="T12"> oppure &lt;espressione&gt; &lt;operatore&gt; &lt;espressione&gt;</text:span></text:p>
      <text:p text:style-name="P17"><text:span text:style-name="T12"/></text:p>
      <text:p text:style-name="P19"><text:span text:style-name="T8"><text:s text:c="4"/>(a + b)<text:tab/> <text:s text:c="7"/>*<text:tab/><text:tab/> <text:s text:c="2"/>(c + d)</text:span></text:p>
      <text:p text:style-name="P18"><text:span text:style-name="T12">&lt;espressione&gt; &lt;operatore&gt; &lt;espressione&gt;</text:span><text:span text:style-name="T13"><text:tab/><text:tab/></text:span><text:span text:style-name="T12">S</text:span><text:span text:style-name="T13">tessa divisione anche per a + b e c + d</text:span></text:p>
      <text:p text:style-name="P17"><text:span text:style-name="T12"/></text:p>
      <text:p text:style-name="P19"><text:span text:style-name="T12">i</text:span><text:span text:style-name="T8">nt a, b, c, d;</text:span></text:p>
      <text:p text:style-name="P18"><text:span text:style-name="T12"/></text:p>
      <text:p text:style-name="P19"><text:span text:style-name="T12">&lt;</text:span><text:span text:style-name="T8">operatore&gt; := +, -, *, /, %</text:span><text:span text:style-name="T14">, &amp;&amp;, ||, !</text:span></text:p>
      <text:p text:style-name="P20"><text:soft-page-break/><text:span text:style-name="T8">Gli operatori logici anziché agire su numeri, agiscono su condizioni/asserzioni, frasi che possono avere solo vero o falso.</text:span></text:p>
      <text:p text:style-name="P20"><text:span text:style-name="T15"/></text:p>
      <text:p text:style-name="P21"><text:span text:style-name="T15">"</text:span><text:span text:style-name="T8">A Bovisa ora piove", asserzione/condizione che può essere vera o falsa.</text:span></text:p>
      <text:p text:style-name="P21"><text:span text:style-name="T8"/></text:p>
      <text:p text:style-name="P22"><text:span text:style-name="T8">NOT: !&lt;asserzione&gt;</text:span><text:span text:style-name="T16">, inverte il "vero" e "falso".</text:span></text:p>
      <text:p text:style-name="P22"><text:span text:style-name="T16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0</text:p>
          </table:table-cell>
          <table:table-cell table:style-name="Table1.C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!A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0</text:p>
          </table:table-cell>
        </table:table-row>
      </table:table>
      <text:p text:style-name="P23"><text:span text:style-name="T16"/></text:p>
      <text:p text:style-name="P23"><text:span text:style-name="T8">&amp;&amp;</text:span></text:p>
      <text:p text:style-name="P23"><text:span text:style-name="T16"/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">B\A</text:p>
          </table:table-cell>
          <table:table-cell table:style-name="Table2.A1" office:value-type="string">
            <text:p text:style-name="P2">0</text:p>
          </table:table-cell>
          <table:table-cell table:style-name="Table2.C1" office:value-type="string">
            <text:p text:style-name="P2">1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C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0</text:p>
          </table:table-cell>
          <table:table-cell table:style-name="Table2.C2" office:value-type="string">
            <text:p text:style-name="P2">1</text:p>
          </table:table-cell>
        </table:table-row>
      </table:table>
      <text:p text:style-name="P23"><text:span text:style-name="T8"><text:s text:c="9"/>A &amp;&amp; B</text:span></text:p>
      <text:p text:style-name="P23"><text:span text:style-name="T8"/></text:p>
      <text:p text:style-name="P23"><text:span text:style-name="T8">| | (or inclusivo)</text:span></text:p>
      <text:p text:style-name="P23"><text:span text:style-name="T16"/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2">B\A</text:p>
          </table:table-cell>
          <table:table-cell table:style-name="Table3.A1" office:value-type="string">
            <text:p text:style-name="P2">0</text:p>
          </table:table-cell>
          <table:table-cell table:style-name="Table3.C1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0</text:p>
          </table:table-cell>
          <table:table-cell table:style-name="Table3.C2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</text:p>
          </table:table-cell>
          <table:table-cell table:style-name="Table3.C2" office:value-type="string">
            <text:p text:style-name="P2">1</text:p>
          </table:table-cell>
        </table:table-row>
      </table:table>
      <text:p text:style-name="P23"><text:s text:c="11"/>A | | B</text:p>
      <text:p text:style-name="P23"/>
      <text:p text:style-name="P24">Per l'or esclusivo (xor) si può fare una combinazione di | |<text:span text:style-name="T19">,</text:span> &amp;&amp;<text:span text:style-name="T19"> e !: (A | | B) &amp;&amp; (!(A &amp;&amp; B))</text:span></text:p>
      <text:p text:style-name="P24"/>
      <text:p text:style-name="P25">Condizioni:</text:p>
      <text:p text:style-name="P25"/>
      <text:p text:style-name="P25">&lt;condizione elementare&gt; := &lt;espressione&gt;<text:span text:style-name="T20"> &lt;operatore di confronto&gt; &lt;espressione&gt; oppure &lt;valore logico&gt; oppure &lt;condizione&gt; &lt;operatore logico&gt; &lt;condizione&gt;</text:span></text:p>
      <text:p text:style-name="P26"><text:line-break/>Gli operatori di confronto sono &gt;, &gt;=, ==, &lt;=, &lt;, !=.</text:p>
      <text:p text:style-name="P27"/>
      <text:p text:style-name="P27">(N &gt;= -7) &amp;&amp; (N &lt;= 7)<text:span text:style-name="T21">, (N &lt; -7) | | (N &gt; 7) --&gt; esempi di condizioni</text:span></text:p>
      <text:p text:style-name="P27"/>
      <text:p text:style-name="P28">Le istruzioni sono di diverso tipo:</text:p>
      <text:p text:style-name="P28"/>
      <text:p text:style-name="P28">memorizzazione / assegnamento<text:span text:style-name="T23"><text:tab/>&lt;nome di variabile&gt; = &lt;espressione&gt;; <text:s/>(A = (A * 15.3) / (B - 3.2);)</text:span></text:p>
      <text:p text:style-name="P28"><text:span text:style-name="T22">ingresso (da tastiera)<text:tab/><text:tab/><text:tab/>scanf("%d", &amp;N), %c --&gt; carattere, %f --&gt; float</text:span></text:p>
      <text:p text:style-name="P28"><text:span text:style-name="T22">uscita (a monitor)<text:tab/><text:tab/><text:tab/>printf("%d", &lt;espressione&gt;);</text:span></text:p>
      <text:p text:style-name="P28"><text:span text:style-name="T22">istruzione condizionale<text:tab/><text:tab/>if (&lt;condizione&gt;) {...} else {...} ( if (N &gt; 0) { N--; } else { N++;}</text:span></text:p>
      <text:p text:style-name="P28"><text:span text:style-name="T22">istruzione ciclica<text:tab/><text:tab/><text:tab/>while (&lt;condizione&gt;) {...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3" meta:image-count="0" meta:object-count="0" meta:page-count="2" meta:paragraph-count="74" meta:word-count="483" meta:character-count="2624" meta:non-whitespace-character-count="2166"/>
  </office:meta>
</office:document-meta>
</file>